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4472C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FFFF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9">
      <style:table-cell-properties fo:border-top="none" fo:border-bottom="none" fo:border-left="none" fo:border-right="thin solid #000000"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48972222222222cm"/>
    </style:style>
    <style:style style:name="co3" style:family="table-column">
      <style:table-column-properties fo:break-before="auto" style:column-width="3.56305555555556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1.1830555555556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7.39069444444444cm"/>
    </style:style>
    <style:style style:name="co10" style:family="table-column">
      <style:table-column-properties fo:break-before="auto" style:column-width="6.27944444444444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22pt" style:use-optimal-row-height="false" fo:break-before="auto"/>
    </style:style>
    <style:style style:name="ro5" style:family="table-row">
      <style:table-row-properties style:row-height="0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62.5pt" style:use-optimal-row-height="true" fo:break-before="auto"/>
    </style:style>
    <style:style style:name="ro8" style:family="table-row">
      <style:table-row-properties style:row-height="50pt" style:use-optimal-row-height="true" fo:break-before="auto"/>
    </style:style>
    <style:style style:name="ro9" style:family="table-row">
      <style:table-row-properties style:row-height="100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ro11" style:family="table-row">
      <style:table-row-properties style:row-height="87.5pt" style:use-optimal-row-height="true" fo:break-before="auto"/>
    </style:style>
    <style:style style:name="ro1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Calificaciones.$A$3:.$A$7])" table:base-cell-address="Evaluación_empresa.C12">
          <table:help-message table:display="true"/>
          <table:error-message table:display="true"/>
        </table:content-validation>
        <table:content-validation table:name="val2" table:condition="of:cell-content-is-in-list([Asignaturas.$B$2:.$B$5])" table:base-cell-address="Evaluación_empresa.C3">
          <table:help-message table:display="true"/>
          <table:error-message table:display="true"/>
        </table:content-validation>
        <table:content-validation table:name="val3" table:condition="of:cell-content-is-in-list([Asignaturas.$A$2:.$A$10])" table:base-cell-address="Evaluación_empresa.C4">
          <table:help-message table:display="true"/>
          <table:error-message table:display="true"/>
        </table:content-validation>
      </table:content-validations>
      <table:table table:name="Evaluación_empres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visibility="collapse"/>
        <table:table-column table:style-name="co5" table:default-cell-style-name="ce2"/>
        <table:table-column table:style-name="co1" table:default-cell-style-name="ce2"/>
        <table:table-column table:style-name="co1" table:number-columns-repeated="16378" table:default-cell-style-name="ce2" table:visibility="collapse"/>
        <table:table-row table:style-name="ro1">
          <table:table-cell table:style-name="ce2"/>
          <table:table-cell office:value-type="string" table:number-columns-spanned="4" table:number-rows-spanned="1" table:style-name="ce18">
            <text:p>EVALUACIÓN DEL TRABAJO EN EMPRESA</text:p>
          </table:table-cell>
          <table:covered-table-cell table:number-columns-repeated="3"/>
          <table:table-cell table:number-columns-repeated="16379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table:style-name="ce2"/>
          <table:table-cell office:value-type="string" table:style-name="ce3">
            <text:p>Curso:</text:p>
          </table:table-cell>
          <table:table-cell office:value-type="string" table:number-columns-spanned="3" table:number-rows-spanned="1" table:content-validation-name="val2" table:style-name="ce19">
            <text:p>2º</text:p>
          </table:table-cell>
          <table:covered-table-cell table:number-columns-repeated="2"/>
          <table:table-cell table:number-columns-repeated="16379" table:style-name="ce2"/>
        </table:table-row>
        <table:table-row table:style-name="ro2">
          <table:table-cell table:style-name="ce2"/>
          <table:table-cell office:value-type="string" table:style-name="ce4">
            <text:p>Asignatura:</text:p>
          </table:table-cell>
          <table:table-cell office:value-type="string" table:number-columns-spanned="3" table:number-rows-spanned="1" table:content-validation-name="val3" table:style-name="ce20">
            <text:p>Organización de la empresa industrial<text:s/></text:p>
          </table:table-cell>
          <table:covered-table-cell table:number-columns-repeated="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5">
            <text:p><text:span text:style-name="T1">Fecha</text:span>:<text:s/></text:p>
          </table:table-cell>
          <table:table-cell office:value-type="string" table:number-columns-spanned="3" table:number-rows-spanned="1" table:style-name="ce21">
            <text:p>dd/mm/aaaa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5">
            <text:p><text:span text:style-name="T1">Estudiante</text:span>:<text:s/></text:p>
          </table:table-cell>
          <table:table-cell office:value-type="string" table:number-columns-spanned="3" table:number-rows-spanned="1" table:style-name="ce20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5">
            <text:p><text:span text:style-name="T1">Facilitador de univdersidad</text:span>:<text:s/></text:p>
          </table:table-cell>
          <table:table-cell office:value-type="string" table:number-columns-spanned="3" table:number-rows-spanned="1" table:style-name="ce20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6">
            <text:p><text:span text:style-name="T1">Facilitador de empresa</text:span>:<text:s/></text:p>
          </table:table-cell>
          <table:table-cell office:value-type="string" table:number-columns-spanned="3" table:number-rows-spanned="1" table:style-name="ce22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table:number-columns-repeated="4" table:style-name="ce7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8">
            <text:p>INDICADOR</text:p>
          </table:table-cell>
          <table:table-cell office:value-type="string" table:style-name="ce8">
            <text:p>VALORACIÓN</text:p>
          </table:table-cell>
          <table:table-cell table:style-name="ce9"/>
          <table:table-cell office:value-type="string" table:style-name="ce8">
            <text:p>OBSERVACIONES</text:p>
          </table:table-cell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23">
            <text:p>ASPECTOS ACTITUDINALES</text:p>
          </table:table-cell>
          <table:covered-table-cell/>
          <table:table-cell table:style-name="ce10"/>
          <table:table-cell table:style-name="ce11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Actitud y disposición para el trabajo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2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Puntualidad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3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Responsabilidad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4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23">
            <text:p>CAPACIDADES</text:p>
          </table:table-cell>
          <table:covered-table-cell/>
          <table:table-cell table:style-name="ce10"/>
          <table:table-cell table:style-name="ce11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Calidad en el trabajo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6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Implicación e integración en el equipo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7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Capacidad de resolución de problemas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8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Capacidad de comunicación oral y escrita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19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2">
            <text:p>Capacidad de aprendizaje y asimilación</text:p>
          </table:table-cell>
          <table:table-cell office:value-type="string" table:content-validation-name="val1" table:style-name="ce13">
            <text:p>Suficiente</text:p>
          </table:table-cell>
          <table:table-cell office:value-type="float" office:value="5" table:formula="of:=VLOOKUP([.C20];[Calificaciones.A$2:.B$7];2;)" table:style-name="ce10">
            <text:p>5</text:p>
          </table:table-cell>
          <table:table-cell table:style-name="ce14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table:style-name="ce15"/>
          <table:table-cell table:style-name="ce13"/>
          <table:table-cell table:style-name="ce15"/>
          <table:table-cell table:style-name="ce7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6">
            <text:p>NOTA</text:p>
          </table:table-cell>
          <table:table-cell office:value-type="float" office:value="5" table:formula="of:=ROUND(SUM([.D12:.D20])/8;2)" table:style-name="ce17">
            <text:p>5</text:p>
          </table:table-cell>
          <table:table-cell table:style-name="ce15"/>
          <table:table-cell table:style-name="ce7"/>
          <table:table-cell table:style-name="ce2"/>
          <table:table-cell table:number-columns-repeated="16378" table:style-name="ce1"/>
        </table:table-row>
        <table:table-row table:number-rows-repeated="11" table:style-name="ro3">
          <table:table-cell table:number-columns-repeated="6" table:style-name="ce2"/>
          <table:table-cell table:number-columns-repeated="16378" table:style-name="ce1"/>
        </table:table-row>
        <table:table-row table:number-rows-repeated="15" table:style-name="ro2">
          <table:table-cell table:number-columns-repeated="16384" table:style-name="ce2"/>
        </table:table-row>
        <table:table-row table:number-rows-repeated="1048528" table:style-name="ro5">
          <table:table-cell table:number-columns-repeated="16384"/>
        </table:table-row>
      </table:table>
      <table:table table:name="Rúbrica_de_evaluación" table:style-name="ta1">
        <table:table-column table:style-name="co6" table:default-cell-style-name="ce27"/>
        <table:table-column table:style-name="co7" table:number-columns-repeated="5" table:default-cell-style-name="ce27"/>
        <table:table-column table:style-name="co1" table:number-columns-repeated="16378" table:default-cell-style-name="ce27" table:visibility="collapse"/>
        <table:table-row table:style-name="ro6">
          <table:table-cell office:value-type="string" table:style-name="ce24">
            <text:p>INDICADOR</text:p>
          </table:table-cell>
          <table:table-cell office:value-type="string" table:style-name="ce24">
            <text:p>Insuficiente (2)</text:p>
          </table:table-cell>
          <table:table-cell office:value-type="string" table:style-name="ce24">
            <text:p>Suficiente (5)</text:p>
          </table:table-cell>
          <table:table-cell office:value-type="string" table:style-name="ce24">
            <text:p>Bien (6)</text:p>
          </table:table-cell>
          <table:table-cell office:value-type="string" table:style-name="ce24">
            <text:p>Notable (8)</text:p>
          </table:table-cell>
          <table:table-cell office:value-type="string" table:style-name="ce24">
            <text:p>Excelente (10)</text:p>
          </table:table-cell>
          <table:table-cell table:number-columns-repeated="16378" table:style-name="ce7"/>
        </table:table-row>
        <table:table-row table:style-name="ro6">
          <table:table-cell office:value-type="string" table:number-columns-spanned="6" table:number-rows-spanned="1" table:style-name="ce28">
            <text:p>ASPECTOS ACTITUDINALES</text:p>
          </table:table-cell>
          <table:covered-table-cell table:number-columns-repeated="5"/>
          <table:table-cell table:number-columns-repeated="16378" table:style-name="ce7"/>
        </table:table-row>
        <table:table-row table:style-name="ro7">
          <table:table-cell office:value-type="string" table:style-name="ce24">
            <text:p>Actitud y disposición para el trabajo</text:p>
          </table:table-cell>
          <table:table-cell office:value-type="string" table:style-name="ce25">
            <text:p>Se distrae con frecuencia y no se esfuerza en el trabajo.</text:p>
            <text:p>No realiza las tareas en los plazos establecidos.</text:p>
          </table:table-cell>
          <table:table-cell office:value-type="string" table:style-name="ce25">
            <text:p>Muestra solo la predisposición justay se esfuerza únicamente lo necesario en el trabajo.</text:p>
            <text:p>No siempre consigue realizar <text:s/>tareas en los plazos establecidos.</text:p>
          </table:table-cell>
          <table:table-cell office:value-type="string" table:style-name="ce25">
            <text:p>Muestra predisposición y por lo general se esfuerza en el trabajo.</text:p>
            <text:p>No siempre consigue realizar las tareas en los plazos establecidos.</text:p>
          </table:table-cell>
          <table:table-cell office:value-type="string" table:style-name="ce25">
            <text:p>Muestra muy buena predisposición y por lo general se esfuerza en el trabajo.</text:p>
            <text:p>Generalmente, realiza las tareas en los plazos establecidos.</text:p>
          </table:table-cell>
          <table:table-cell office:value-type="string" table:style-name="ce25">
            <text:p>Destaca por su predisposición, se esfuerza siempre en el trabajo.</text:p>
            <text:p>Siempre entrega las tareas en los plazos establecidos.</text:p>
          </table:table-cell>
          <table:table-cell table:number-columns-repeated="16378" table:style-name="ce7"/>
        </table:table-row>
        <table:table-row table:style-name="ro8">
          <table:table-cell office:value-type="string" table:style-name="ce24">
            <text:p>Puntualidad</text:p>
          </table:table-cell>
          <table:table-cell office:value-type="string" table:style-name="ce25">
            <text:p>No ha sido puntual a la hora de acudir a su puesto de trabajo o a las reuniones programadas en varias ocasiones.</text:p>
          </table:table-cell>
          <table:table-cell office:value-type="string" table:style-name="ce25">
            <text:p>Por lo general ha sido puntual, a pesar de que en alguna ocasión ha sido impuntual de forma justificada.</text:p>
          </table:table-cell>
          <table:table-cell office:value-type="string" table:style-name="ce26">
            <text:p>Es puntual a la hora de acudir a su puesto de trabajo cómo a las reuniones programadas, aunque ha tenido algún despiste.</text:p>
          </table:table-cell>
          <table:table-cell office:value-type="string" table:style-name="ce26">
            <text:p>Es puntual a la hora de acudir a su puesto de trabajo cómo a las reuniones programadas.</text:p>
          </table:table-cell>
          <table:table-cell office:value-type="string" table:style-name="ce25">
            <text:p>Destaca por su puntualidad, tanto a la hora de acudir a su puesto de trabajo como a las reuniones programadas.</text:p>
          </table:table-cell>
          <table:table-cell table:number-columns-repeated="16378" table:style-name="ce7"/>
        </table:table-row>
        <table:table-row table:style-name="ro9">
          <table:table-cell office:value-type="string" table:style-name="ce24">
            <text:p>Responsabilidad</text:p>
          </table:table-cell>
          <table:table-cell office:value-type="string" table:style-name="ce25">
            <text:p>Evita tomar responsabilidades y/o no asume las consecuencias.</text:p>
            <text:p>No es receptivo hacia las recomendaciones de sus responsables.</text:p>
          </table:table-cell>
          <table:table-cell office:value-type="string" table:style-name="ce25">
            <text:p>Le cuesta tomar responsabilidades pero asume las consecuencias.</text:p>
            <text:p>Acepta las recomendaciones de sus responsables pero no las aplica.</text:p>
          </table:table-cell>
          <table:table-cell office:value-type="string" table:style-name="ce25">
            <text:p>Se responsabiliza de sus tareas, aunque todavía no tiene que tomar muchas <text:s/>decisiones y no es muy autónomo, en general, lo hace con buen criterio, asumiendo las consecuencias.</text:p>
            <text:p>Acepta las recomendaciones de sus responsables y, en general, las aplica de forma adecuada.</text:p>
          </table:table-cell>
          <table:table-cell office:value-type="string" table:style-name="ce25">
            <text:p>Se responsabiliza de sus tareas y toma sus propias decisiones, en general, con buen criterio, asumiendo las consecuencias.</text:p>
            <text:p>Acepta las recomendaciones de sus responsables y, en general, las aplica de forma adecuada.</text:p>
          </table:table-cell>
          <table:table-cell office:value-type="string" table:style-name="ce25">
            <text:p>Destaca por su nivel de responsabilidad, toma sus propias decisiones con criterios y asumen siempre las consecuencias.</text:p>
            <text:p>Acepta las recomendaciones de sus responsables y siempre las aplica correctamente.</text:p>
          </table:table-cell>
          <table:table-cell table:number-columns-repeated="16378" table:style-name="ce7"/>
        </table:table-row>
        <table:table-row table:style-name="ro6">
          <table:table-cell office:value-type="string" table:number-columns-spanned="6" table:number-rows-spanned="1" table:style-name="ce28">
            <text:p>CAPAC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8">
          <table:table-cell office:value-type="string" table:style-name="ce24">
            <text:p>Calidad en el trabajo</text:p>
          </table:table-cell>
          <table:table-cell office:value-type="string" table:style-name="ce25">
            <text:p>Descuida la calidad de los trabajos realizados y no cumple con los requisitos mínimos exigidos.</text:p>
          </table:table-cell>
          <table:table-cell office:value-type="string" table:style-name="ce25">
            <text:p>Normalmente cuida la calidad de los trabajos realizados, pero se conforma con cumplir los requisitos mínimos exigidos.</text:p>
          </table:table-cell>
          <table:table-cell office:value-type="string" table:style-name="ce25">
            <text:p>Cuida siempre la calidad de los trabajos realizados, pero se conforma con no ir mucho más allá de cumplir los requisitos mínimos exigidos.</text:p>
          </table:table-cell>
          <table:table-cell office:value-type="string" table:style-name="ce25">
            <text:p>Cuida la calidad de los trabajos realizados y se esfuerza por obtener el mejor resultado posible, aunque no siempre lo consigue.</text:p>
          </table:table-cell>
          <table:table-cell office:value-type="string" table:style-name="ce25">
            <text:p>Cuida la calidad de los trabajos realizados y se esfuerza por obtener el mejor resultado posible, consiguiendo siempre resultados de calidad.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24">
            <text:p>Implicación e integración en el equipo</text:p>
          </table:table-cell>
          <table:table-cell office:value-type="string" table:style-name="ce25">
            <text:p>Tiene dificultades para relacionarse con los compañeros y necesita ser motivado.</text:p>
            <text:p>No le da importancia al cumplimiento de los objetivos de equipo planteados.</text:p>
          </table:table-cell>
          <table:table-cell office:value-type="string" table:style-name="ce25">
            <text:p>Ha tenido dificultad para relacionarse con algún compañero y no siempre se encuentra motivado.</text:p>
            <text:p>Por lo general, la da poca importancia al cumplimiento de los objetivos de equipo planteados.</text:p>
          </table:table-cell>
          <table:table-cell office:value-type="string" table:style-name="ce25">
            <text:p>No tiene problemas para relacionarse con los compañeros, aunque a veces le falta motivación.</text:p>
            <text:p>Intenta cumplir con los objetivos de equipo planteados, aunque no siempre lo consigue.</text:p>
          </table:table-cell>
          <table:table-cell office:value-type="string" table:style-name="ce25">
            <text:p>No tiene problemas para relacionarse con los compañeros y se encuentra muy motivado.</text:p>
            <text:p>Intenta cumplir con los objetivos de equipo planteados, aunque no siempre lo consigue.</text:p>
          </table:table-cell>
          <table:table-cell office:value-type="string" table:style-name="ce25">
            <text:p>Muestra una gran habilidad para relacionarse con los compañeros y es capaz de contagiar su propia motivación.</text:p>
            <text:p>Cumple siempre con los objetivos de equipo planteados.</text:p>
          </table:table-cell>
          <table:table-cell table:number-columns-repeated="16378" table:style-name="ce7"/>
        </table:table-row>
        <table:table-row table:style-name="ro11">
          <table:table-cell office:value-type="string" table:style-name="ce24">
            <text:p>Capacidad de resolución de problemas</text:p>
          </table:table-cell>
          <table:table-cell office:value-type="string" table:style-name="ce25">
            <text:p>No analiza el problema y sus causas o llega a conclusiones erróneas en su análisis.</text:p>
            <text:p>No es capaz de proponer soluciones al problema y menos aún de seleccionar la más efectiva.</text:p>
          </table:table-cell>
          <table:table-cell office:value-type="string" table:style-name="ce25">
            <text:p>Intenta analizar e identificar el problema y sus causas, pero le cuesta organizar la información para llegar a conclusiones.</text:p>
            <text:p>Le cuesta proponer soluciones, pero presenta dificultades para escoger la más efectiva y ponerla en práctica.</text:p>
          </table:table-cell>
          <table:table-cell office:value-type="string" table:style-name="ce25">
            <text:p>Intenta analizar e identificar el problema y sus causas, consigue organizar la información pero no siempre llega a conclusiones.</text:p>
            <text:p>Propone soluciones, pero presenta dificultades para escoger la más efectiva y ponerla en práctica.</text:p>
          </table:table-cell>
          <table:table-cell office:value-type="string" table:style-name="ce25">
            <text:p>Analiza el problema e identifica las causas para llegar a conclusiones válidas.</text:p>
            <text:p>Propone soluciones, pero presenta dificultades para escoger la más efectiva y ponerla en práctica.</text:p>
          </table:table-cell>
          <table:table-cell office:value-type="string" table:style-name="ce25">
            <text:p>Analiza el problema e identifica las causas para llegar a conclusiones válidas.</text:p>
            <text:p>Propone soluciones, escoge la más efectiva con criterio y la pone en práctica de forma adecuada.</text:p>
          </table:table-cell>
          <table:table-cell table:number-columns-repeated="16378" table:style-name="ce7"/>
        </table:table-row>
        <table:table-row table:style-name="ro8">
          <table:table-cell office:value-type="string" table:style-name="ce24">
            <text:p>Capacidad de comunicación oral y escrita</text:p>
          </table:table-cell>
          <table:table-cell office:value-type="string" table:style-name="ce25">
            <text:p>No estructura sus ideas de forma clara ni efectiva, y transmite la información de manera pobre y confusa.</text:p>
          </table:table-cell>
          <table:table-cell office:value-type="string" table:style-name="ce25">
            <text:p>No siempre consigue estructurar sus ideas de forma clara. Presenta carencias a la hora de transmitir la información de modo preciso y/o no lo hace con fluidez.</text:p>
          </table:table-cell>
          <table:table-cell office:value-type="string" table:style-name="ce25">
            <text:p>Estructura sus ideas de forma clara pero presenta carencias a la hora de transmitir la información de modo preciso y/o no lo hace con fluidez.</text:p>
          </table:table-cell>
          <table:table-cell office:value-type="string" table:style-name="ce25">
            <text:p>Estructura sus ideas de forma clara y efectiva, aunque en ocasiones no es capaz de transmitir la información de modo preciso y con fluidez.</text:p>
          </table:table-cell>
          <table:table-cell office:value-type="string" table:style-name="ce25">
            <text:p>Estructura sus ideas de forma clara y efectiva, y es capaz de transmitir la información de modo preciso y con fluidez.</text:p>
          </table:table-cell>
          <table:table-cell table:number-columns-repeated="16378" table:style-name="ce7"/>
        </table:table-row>
        <table:table-row table:style-name="ro7">
          <table:table-cell office:value-type="string" table:style-name="ce24">
            <text:p>Capacidad de aprendizaje y asimilación</text:p>
          </table:table-cell>
          <table:table-cell office:value-type="string" table:style-name="ce25">
            <text:p>Muestra muchas dificultades para asimilar los conocimientos y no es capaz de aplicarlos de forma autónoma en situaciones reales.</text:p>
            <text:p>Su avance es demasiado lento.</text:p>
          </table:table-cell>
          <table:table-cell office:value-type="string" table:style-name="ce25">
            <text:p>Asimila los conocimientos aunque en ocasiones tenga alguna dificultad y/o le cuesta aplicarlos de forma autónoma en situaciones reales.</text:p>
            <text:p>Su avance es lento pero continuo.</text:p>
          </table:table-cell>
          <table:table-cell office:value-type="string" table:style-name="ce25">
            <text:p>Asimila los conocimientos sin grandes dificultades, aunque en ocasiones le cuesta aplicarlos de forma autónoma y adaptarse a nuevas situaciones.</text:p>
            <text:p>Su avance es correcto.</text:p>
          </table:table-cell>
          <table:table-cell office:value-type="string" table:style-name="ce25">
            <text:p>Asimila los conocimientos sin grandes dificultades, por lo general los aplicar de forma autónoma y se adapta a nuevas situaciones.</text:p>
            <text:p>Su avance es muy bueno.</text:p>
          </table:table-cell>
          <table:table-cell office:value-type="string" table:style-name="ce25">
            <text:p>Asimila los conocimientos sin dificultad y los aplica en situaciones reales siendo capaz de adaptarse a nuevas situaciones.</text:p>
            <text:p>Su avance supera las expectativas.</text:p>
          </table:table-cell>
          <table:table-cell table:number-columns-repeated="16378" table:style-name="ce7"/>
        </table:table-row>
        <table:table-row table:number-rows-repeated="2" table:style-name="ro12" table:visibility="collapse">
          <table:table-cell table:number-columns-repeated="6" table:style-name="ce27"/>
          <table:table-cell table:number-columns-repeated="16378" table:style-name="ce7"/>
        </table:table-row>
        <table:table-row table:number-rows-repeated="3" table:style-name="ro12">
          <table:table-cell table:number-columns-repeated="16384" table:style-name="ce27"/>
        </table:table-row>
        <table:table-row table:number-rows-repeated="1048560" table:style-name="ro5">
          <table:table-cell table:number-columns-repeated="16384"/>
        </table:table-row>
      </table:table>
      <table:table table:name="Calificaciones" table:style-name="ta2">
        <table:table-column table:style-name="co8" table:number-columns-repeated="2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suficient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uficient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ie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otable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xcelent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Asignaturas" table:style-name="ta2">
        <table:table-column table:style-name="co9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">
            <text:p>Asignaturas</text:p>
          </table:table-cell>
          <table:table-cell office:value-type="string" table:style-name="ce1">
            <text:p>Curs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rganización de la empresa industrial<text:s/></text:p>
          </table:table-cell>
          <table:table-cell office:value-type="string" table:style-name="ce1">
            <text:p>2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stemas y equipamientos industriales</text:p>
          </table:table-cell>
          <table:table-cell office:value-type="string" table:style-name="ce1">
            <text:p>3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evas tecnologías para la industria</text:p>
          </table:table-cell>
          <table:table-cell office:value-type="string" table:style-name="ce1">
            <text:p>4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strategia y transformación digital</text:p>
          </table:table-cell>
          <table:table-cell office:value-type="string" table:style-name="ce1">
            <text:p>3º+4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lanificación y desarrollo de proyectos de digitalización industrial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álisis avanzado de datos para la industria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Fábrica inteligent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royecto Fin de Gr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álisis avanz. + Fábrica intel. + PFG</text:p>
          </table:table-cell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  <table:database-ranges>
        <table:database-range table:target-range-address="Calificaciones.A2:Calificaciones.B7" table:name="Tabla1" table:display-filter-buttons="true"/>
        <table:database-range table:target-range-address="Asignaturas.A1:Asignaturas.A10" table:name="Tabla3" table:display-filter-buttons="true"/>
        <table:database-range table:target-range-address="Asignaturas.B1:Asignaturas.B5" table:name="Tabla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on</meta:initial-creator>
    <dc:creator>developer</dc:creator>
    <meta:creation-date>2019-09-04T16:33:13Z</meta:creation-date>
    <dc:date>2022-09-14T18:20:43Z</dc:date>
  </office:meta>
</office:document-meta>
</file>